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DADOS COMPLETO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eu nome é {Nome}!</text:p>
      <text:p text:style-name="P2">Eu gosto da cor {Cor preferida}!</text:p>
      <text:p text:style-name="P1"/>
      <text:p text:style-name="P1"/>
      <text:p text:style-name="P1"/>
      <text:p text:style-name="P1"/>
      <text:p text:style-name="P4">E, sabia de uma coisa? Eu nasci em {Cidade Natal}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4:58:30</meta:creation-date>
    <dc:date>2012-10-17T15:01:02</dc:date>
    <meta:editing-duration>PT1M2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22" meta:character-count="116" meta:non-whitespace-character-count="98"/>
  </office:meta>
</office:document-meta>
</file>